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F17" svg:font-family="F17" style:font-family-generic="swiss"/>
    <style:font-face style:name="F20" svg:font-family="F20"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3">
      <style:paragraph-properties fo:text-align="start" style:justify-single-word="false" style:text-autospace="none"/>
    </style:style>
    <style:style style:name="P2" style:family="paragraph" style:parent-style-name="Standard" style:list-style-name="L4">
      <style:paragraph-properties fo:text-align="start" style:justify-single-word="false" style:text-autospace="none"/>
    </style:style>
    <style:style style:name="P3" style:family="paragraph" style:parent-style-name="Standard" style:list-style-name="L3"/>
    <style:style style:name="P4" style:family="paragraph" style:parent-style-name="Standard" style:list-style-name="L3">
      <style:paragraph-properties style:text-autospace="none"/>
    </style:style>
    <style:style style:name="P5" style:family="paragraph" style:parent-style-name="Standard" style:list-style-name="L4"/>
    <style:style style:name="P6" style:family="paragraph" style:parent-style-name="Standard" style:list-style-name="L4">
      <style:paragraph-properties style:text-autospace="none"/>
    </style:style>
    <style:style style:name="P7" style:family="paragraph" style:parent-style-name="Preformatted_20_Text">
      <style:text-properties fo:language="ru" fo:country="RU"/>
    </style:style>
    <style:style style:name="T1" style:family="text">
      <style:text-properties fo:language="en" fo:country="US"/>
    </style:style>
    <style:style style:name="T2" style:family="text">
      <style:text-properties fo:language="ru" fo:country="RU"/>
    </style:style>
    <style:style style:name="T3" style:family="text">
      <style:text-properties fo:language="ru" fo:country="RU" fo:font-weight="normal" style:font-weight-asian="normal" style:font-weight-complex="normal"/>
    </style:style>
    <style:style style:name="T4" style:family="text">
      <style:text-properties fo:color="#cd0000" style:font-name="F20" fo:font-size="14.5pt" style:font-name-asian="F20" style:font-size-asian="14.5pt" style:font-name-complex="F20" style:font-size-complex="14.5pt"/>
    </style:style>
    <style:style style:name="T5" style:family="text">
      <style:text-properties fo:color="#cd0000" style:font-name="F20" fo:font-size="14.5pt" fo:font-weight="bold" style:font-name-asian="F20" style:font-size-asian="14.5pt" style:font-weight-asian="bold" style:font-name-complex="F20" style:font-size-complex="14.5pt" style:font-weight-complex="bold"/>
    </style:style>
    <style:style style:name="T6" style:family="text">
      <style:text-properties fo:color="#cd0000" style:font-name="F20" fo:font-size="14.5pt" fo:font-weight="normal" style:font-name-asian="F20" style:font-size-asian="14.5pt" style:font-weight-asian="normal" style:font-name-complex="F20" style:font-size-complex="14.5pt" style:font-weight-complex="normal"/>
    </style:style>
    <style:style style:name="T7" style:family="text">
      <style:text-properties fo:color="#cd0000" style:font-name="F20" style:font-name-asian="F20" style:font-name-complex="F20"/>
    </style:style>
    <style:style style:name="T8" style:family="text">
      <style:text-properties fo:color="#cd0000" style:font-name="F20" fo:font-size="10pt" fo:font-weight="normal" style:font-name-asian="F20" style:font-size-asian="10pt" style:font-weight-asian="normal" style:font-name-complex="F20" style:font-size-complex="10pt" style:font-weight-complex="normal"/>
    </style:style>
    <style:style style:name="T9" style:family="text">
      <style:text-properties style:font-name="F20" style:font-name-asian="F20" style:font-name-complex="F20"/>
    </style:style>
    <style:style style:name="T10" style:family="text">
      <style:text-properties fo:color="#000000" style:font-name="F20" fo:font-size="10pt" fo:font-weight="normal" style:font-name-asian="F20" style:font-size-asian="10pt" style:font-weight-asian="normal" style:font-name-complex="F20" style:font-size-complex="10pt" style:font-weight-complex="normal"/>
    </style:style>
    <style:style style:name="T11" style:family="text">
      <style:text-properties fo:color="#000000" style:font-name="Times New Roman" fo:font-size="10pt" fo:font-weight="normal" style:font-name-asian="F20" style:font-size-asian="10pt" style:font-weight-asian="normal" style:font-name-complex="F20" style:font-size-complex="10pt" style:font-weight-complex="normal"/>
    </style:style>
    <style:style style:name="T12" style:family="text">
      <style:text-properties style:font-name="Times New Roman"/>
    </style:style>
    <style:style style:name="T13" style:family="text">
      <style:text-properties style:font-name="Times New Roman" fo:font-size="11pt" fo:font-weight="normal" style:font-name-asian="F17" style:font-size-asian="11pt" style:font-weight-asian="normal" style:font-name-complex="F17" style:font-size-complex="11pt" style:font-weight-complex="normal"/>
    </style:style>
    <style:style style:name="T14" style:family="text">
      <style:text-properties style:font-name="Times New Roman" fo:font-size="11pt" fo:language="en" fo:country="US" fo:font-weight="normal" style:font-name-asian="F17" style:font-size-asian="11pt" style:font-weight-asian="normal" style:font-name-complex="F17" style:font-size-complex="11pt" style:font-weight-complex="normal"/>
    </style:style>
    <style:style style:name="T15" style:family="text">
      <style:text-properties style:font-name="Times New Roman" fo:font-size="11pt" fo:language="en" fo:country="US" style:font-name-asian="F17" style:font-size-asian="11pt" style:font-name-complex="F17" style:font-size-complex="11pt"/>
    </style:style>
    <style:style style:name="T16" style:family="text">
      <style:text-properties style:font-name="Times New Roman" fo:font-size="11pt" fo:language="ru" fo:country="RU" fo:font-weight="normal" style:font-name-asian="F17" style:font-size-asian="11pt" style:font-weight-asian="normal" style:font-name-complex="F17" style:font-size-complex="11pt" style:font-weight-complex="normal"/>
    </style:style>
    <style:style style:name="T17" style:family="text">
      <style:text-properties style:font-name="Times New Roman" fo:font-size="11pt" fo:language="ru" fo:country="RU" style:font-name-asian="F17" style:font-size-asian="11pt" style:font-name-complex="F17" style:font-size-complex="11pt"/>
    </style:style>
    <style:style style:name="T18" style:family="text">
      <style:text-properties style:font-name="Times New Roman" fo:font-size="11pt" style:font-name-asian="F17" style:font-size-asian="11pt" style:font-name-complex="F17" style:font-size-complex="11pt"/>
    </style:style>
    <style:style style:name="T19" style:family="text">
      <style:text-properties style:font-name="F17" fo:font-size="11pt" style:font-name-asian="F17" style:font-size-asian="11pt" style:font-name-complex="F17" style:font-size-complex="11pt"/>
    </style:style>
    <style:style style:name="T20" style:family="text">
      <style:text-properties style:font-name="F17" fo:font-size="11pt" fo:font-weight="bold" style:font-name-asian="F17" style:font-size-asian="11pt" style:font-weight-asian="bold" style:font-name-complex="F17" style:font-size-complex="11pt" style:font-weight-complex="bold"/>
    </style:style>
    <style:style style:name="T21" style:family="text">
      <style:text-properties style:font-name="F17" fo:font-size="11pt" fo:font-weight="normal" style:font-name-asian="F17" style:font-size-asian="11pt" style:font-weight-asian="normal" style:font-name-complex="F17" style:font-size-complex="11pt" style:font-weight-complex="normal"/>
    </style:style>
    <style:style style:name="T22" style:family="text">
      <style:text-properties style:font-name="F17" fo:font-size="11pt" fo:language="ru" fo:country="RU" style:font-name-asian="F17" style:font-size-asian="11pt" style:font-name-complex="F17" style:font-size-complex="11pt"/>
    </style:style>
    <style:style style:name="T23" style:family="text">
      <style:text-properties fo:font-size="11pt"/>
    </style:style>
    <style:style style:name="T24" style:family="text">
      <style:text-properties fo:font-size="11pt" style:font-name-asian="F17" style:font-size-asian="11pt" style:font-name-complex="F17" style:font-size-complex="11pt"/>
    </style:style>
    <style:style style:name="T25" style:family="text">
      <style:text-properties fo:font-size="11pt" fo:language="ru" fo:country="RU" fo:font-weight="normal" style:font-name-asian="F17" style:font-size-asian="11pt" style:font-weight-asian="normal" style:font-name-complex="F17" style:font-size-complex="11pt" style:font-weight-complex="normal"/>
    </style:style>
    <style:style style:name="T26" style:family="text">
      <style:text-properties style:font-name-asian="F17"/>
    </style:style>
    <style:style style:name="T27" style:family="text">
      <style:text-properties style:font-size-asian="11pt"/>
    </style:style>
    <style:style style:name="T28" style:family="text">
      <style:text-properties style:font-name-complex="F17"/>
    </style:style>
    <style:style style:name="T29" style:family="text">
      <style:text-properties style:font-size-complex="11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Здравствуйте, я Григорьев Семён, студент ….</text:p>
      <text:p text:style-name="Preformatted_20_Text">Тема - <text:span text:style-name="T11">Гнератор синтаксических анализаторов для произвольных контекстно-свободных грамматик.</text:span></text:p>
      <text:p text:style-name="Preformatted_20_Text"><text:span text:style-name="T11"/></text:p>
      <text:p text:style-name="P7"><text:tab/>Область применения данного инструмента — реинжиниринг програмного обеспечения. Задачи, решаемые в данной области, имеют ряд особенностей. Первая — необходимость работать с устаревшими языками, такими как, на пример, <text:span text:style-name="T1">COBOL. </text:span>Эти языки имеют десятки диалектов, многие из которых плохо специфицированы, что усложняет разработку грамматики. Основная трудность связана с разрешением конфликтов в грамматике. Тоесть устранением таких ситуаций, когда на основе имеющейся информации не возможно принять решение, каким путём продолжать разбор.</text:p>
      <text:p text:style-name="P7"><text:tab/>Ещё одна особенность — необходимость достаточно частого изменения грамматики. Однако, зачастую, единственное изменение вызвает десятки конфликтов, которые приходится разрешать вручную.</text:p>
      <text:p text:style-name="P7"><text:tab/>Ещё один вариант применения инструмента — работа с диалектами одного языка. Можно в одной грамматике описать несколько диалектов. Во время вывода, на основе конструкций, характерных для того или иного диалекта, будет выяснено, какой из диалектов подан на вход. Если же информации оказалось не достаточно, то решение может приниматься либо самим пользователем, либо на основе какой-либо ополнительной информации.</text:p>
      <text:p text:style-name="P7"><text:tab/>Была поставлена задача разработки генератора синтаксических анализаторов со следующими свойствами:</text:p>
      <text:list xml:id="list31327589" text:style-name="L4">
        <text:list-item>
          <text:p text:style-name="P5"><text:span text:style-name="T17">Работа с произвольными КС грамматиками</text:span></text:p>
        </text:list-item>
        <text:list-item>
          <text:p text:style-name="P2"><text:span text:style-name="T18">Поддержка расширенных контекстно-свободных грамматик</text:span></text:p>
        </text:list-item>
        <text:list-item>
          <text:p text:style-name="P6"><text:span text:style-name="T18">Поддержка s-атрибутных грамматик</text:span></text:p>
        </text:list-item>
      </text:list>
      <text:p text:style-name="P7"><text:tab/></text:p>
      <text:p text:style-name="P7"><text:tab/>Необходимость работы с произвольными КС грамматиками определила выбор <text:span text:style-name="T1">GLR </text:span>алгоритмпа в качестве алгоритма анализа. Основная идея этого алгоритма заключается в том, что в момент возникновения неоднозначности запускается несколько анализаторов. Можно думать, что они работают параллельно. В результате, какие-то из вариантов завершатся неудачно, а какие-то удачно и на выходе мы получим не единственное дерево разбора, а лес. Для оптимизации добавляется так же функция, которая объеденяет варианты разбора(склеивает стеки). Это позволяет не повторять некоторые вычисления. Важно, что если в грамматике нет неоднозначностей, то алгоритм работает за линейное время, в худшем же случае сложность кубическая.</text:p>
      <text:p text:style-name="P7"><text:tab/>Было рассмотрено несколько подходов к реализации выбранного алгоритма. </text:p>
      <text:p text:style-name="Preformatted_20_Text"><text:span text:style-name="T17">Алгоритм Эрли, в котором для организации ветвления и объединения используется специальным образом определённое состояние, </text:span><text:span text:style-name="T18">Алгоритм Томиты основная идея которого заключается в организации стека в виде графа, </text:span><text:span text:style-name="T17">Рекурсивно-восходящий алгоритм, основа которого — набор взаимно рекурсивных функций. Ветвление организуется как ветвление в одной из них, а слияние — кэшированием результатов.</text:span></text:p>
      <text:p text:style-name="Preformatted_20_Text"><text:span text:style-name="T17"><text:tab/>Был выбран рекурсивно-восходящий алгоритм. Его реализация на функциональном языке очень наглядна. Стек <text:s/>автомата естественным образом заменяется на стек вызова функций а кэширование результатов можно реализовать с помощью замыкания.</text:span></text:p>
      <text:p text:style-name="Preformatted_20_Text"><text:span text:style-name="T17"><text:tab/>Важной особенностью инструмента является возможность работы с расширенными КС грамматиками без их преобразования. <text:s/>Расширенные КС грамматики — удобный, широко распространённый способ формального описания грамматики языка. Однако многие инструменты либо не поддерживают конструкции </text:span><text:span text:style-name="T15">EBNF </text:span><text:span text:style-name="T17">в праилах, либо раскрывают их. Однако для пользователя очень важно видеть результат работы, сформулированый в терминах заданной им грамматики. Рассмотрим такой пример: </text:span><text:span text:style-name="T15">&lt;</text:span><text:span text:style-name="T17">пример с перзентации</text:span><text:span text:style-name="T15">&gt;</text:span><text:span text:style-name="T17">. Чтобы таких проблем не возникало модно строить обратные преобразования, а можно вообщен не преобразовывать исходную грамматику. Мы пошли именно таким путём.</text:span><text:span text:style-name="T2"><text:tab/><text:tab/></text:span></text:p>
      <text:p text:style-name="Preformatted_20_Text"><text:span text:style-name="T2"><text:tab/>В работе активно применяются продукты </text:span><text:span text:style-name="T1">Microsoft. </text:span><text:span text:style-name="T2">Основной язык, на котором ведётся разработка — </text:span><text:span text:style-name="T1">F#. </text:span><text:span text:style-name="T2">Он же является целевым языком для генератора. Разработка ведётся в </text:span><text:span text:style-name="T1">MS visual Studio 2008. <text:s/></text:span><text:span text:style-name="T2">Так же в проекте используются такие инстркменты, как </text:span><text:span text:style-name="T1">FsLex </text:span><text:span text:style-name="T2">и </text:span><text:span text:style-name="T1">FsYacc, </text:span><text:span text:style-name="T2">для их применения необходима библиотека </text:span><text:span text:style-name="T13">F# PowerPack</text:span><text:span text:style-name="T16">..</text:span></text:p>
      <text:p text:style-name="Preformatted_20_Text"><text:span text:style-name="T16"/></text:p>
      <text:p text:style-name="Preformatted_20_Text"><text:span text:style-name="T16"><text:tab/>На текущий момент реализован прототип, обладающий следующими свойсвами:</text:span></text:p>
      <text:list xml:id="list30448524" text:style-name="L3">
        <text:list-item>
          <text:p text:style-name="P3"><text:span text:style-name="T16">по однозначной LR-грамматике строится анализатор с линейной </text:span><text:span text:style-name="T18">сложностью;</text:span></text:p>
        </text:list-item>
      </text:list>
      <text:list xml:id="list30465161" text:style-name="L3">
        <text:list-item>
          <text:p text:style-name="P1"><text:soft-page-break/><text:span text:style-name="T18">по неоднозначной грамматике строится анализатор, возвращающий все возможные деревья вывода для данной входной цепочки;</text:span></text:p>
        </text:list-item>
      </text:list>
      <text:list xml:id="list30460385" text:style-name="L3">
        <text:list-item>
          <text:p text:style-name="P4"><text:span text:style-name="T18">показана возможность поддержки расширенных КС грамматик;</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F17" svg:font-family="F17" style:font-family-generic="swiss"/>
    <style:font-face style:name="F20" svg:font-family="F20"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3-11T12:22:08.08</dc:date>
    <dc:creator>Semen Grigorev</dc:creator>
    <meta:generator>OpenOffice.org/3.1$Win32 OpenOffice.org_project/310m11$Build-9399</meta:generator>
    <meta:editing-duration>PT02H21M40S</meta:editing-duration>
    <meta:editing-cycles>6</meta:editing-cycles>
    <meta:document-statistic meta:table-count="0" meta:image-count="0" meta:object-count="0" meta:page-count="2" meta:paragraph-count="20" meta:word-count="523" meta:character-count="4151"/>
  </office:meta>
</office:document-meta>
</file>